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center"/>
    </style:style>
    <style:style style:name="Tabla1.A" style:family="table-column">
      <style:table-column-properties style:column-width="0.369cm" style:rel-column-width="1422*"/>
    </style:style>
    <style:style style:name="Tabla1.B" style:family="table-column">
      <style:table-column-properties style:column-width="1.326cm" style:rel-column-width="5114*"/>
    </style:style>
    <style:style style:name="Tabla1.C" style:family="table-column">
      <style:table-column-properties style:column-width="1.774cm" style:rel-column-width="6843*"/>
    </style:style>
    <style:style style:name="Tabla1.D" style:family="table-column">
      <style:table-column-properties style:column-width="1.473cm" style:rel-column-width="5680*"/>
    </style:style>
    <style:style style:name="Tabla1.E" style:family="table-column">
      <style:table-column-properties style:column-width="1.192cm" style:rel-column-width="4596*"/>
    </style:style>
    <style:style style:name="Tabla1.F" style:family="table-column">
      <style:table-column-properties style:column-width="1.572cm" style:rel-column-width="6057*"/>
    </style:style>
    <style:style style:name="Tabla1.G" style:family="table-column">
      <style:table-column-properties style:column-width="4.239cm" style:rel-column-width="16342*"/>
    </style:style>
    <style:style style:name="Tabla1.H" style:family="table-column">
      <style:table-column-properties style:column-width="0.864cm" style:rel-column-width="3331*"/>
    </style:style>
    <style:style style:name="Tabla1.I" style:family="table-column">
      <style:table-column-properties style:column-width="1.007cm" style:rel-column-width="3881*"/>
    </style:style>
    <style:style style:name="Tabla1.J" style:family="table-column">
      <style:table-column-properties style:column-width="0.298cm" style:rel-column-width="1147*"/>
    </style:style>
    <style:style style:name="Tabla1.K" style:family="table-column">
      <style:table-column-properties style:column-width="1.677cm" style:rel-column-width="6466*"/>
    </style:style>
    <style:style style:name="Tabla1.M" style:family="table-column">
      <style:table-column-properties style:column-width="0.908cm" style:rel-column-width="3504*"/>
    </style:style>
    <style:style style:name="Tabla1.1" style:family="table-row">
      <style:table-row-properties fo:background-color="#fdf5e6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ffefd5">
        <style:background-image/>
      </style:table-row-properties>
    </style:style>
    <style:style style:name="Tabla1.32" style:family="table-row">
      <style:table-row-properties fo:background-color="#ffdead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800000" fo:font-size="7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fo:text-align="center" style:justify-single-word="false"/>
    </style:style>
    <style:style style:name="T1" style:family="text">
      <style:text-properties fo:font-size="7pt"/>
    </style:style>
    <style:style style:name="T2" style:family="text">
      <style:text-properties fo:color="#800000"/>
    </style:style>
    <style:style style:name="T3" style:family="text">
      <style:text-properties fo:color="#800000" fo:font-size="7pt"/>
    </style:style>
    <style:style style:name="T4" style:family="text">
      <style:text-properties fo:color="#000000"/>
    </style:style>
    <style:style style:name="T5" style:family="text">
      <style:text-properties fo:color="#000000" style:font-name="Arial1" fo:font-size="7pt"/>
    </style:style>
    <style:style style:name="T6" style:family="text">
      <style:text-properties fo:color="#000000" style:font-name="Arial1" fo:font-size="10pt"/>
    </style:style>
    <style:style style:name="fr1" style:family="graphic" style:parent-style-name="Graphics">
      <style:graphic-properties fo:margin-left="0.106cm" fo:margin-right="0.106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BIO DE ESTADO PARA PRESCRIPCIÓN PADRON 31628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J"/>
        <table:table-column table:style-name="Tabla1.M"/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5244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9.60</text:span></text:span></text:p>
          </table:table-cell>
          <table:table-cell table:style-name="Tabla1.A1" office:value-type="string">
            <text:p text:style-name="P3"><text:span text:style-name="Strong_20_Emphasis"><text:span text:style-name="T3">159.9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179.5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" text:anchor-type="as-char" svg:width="0.265cm" svg:height="0.265cm" draw:z-index="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550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" text:anchor-type="as-char" svg:width="0.265cm" svg:height="0.265cm" draw:z-index="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602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8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" text:anchor-type="as-char" svg:width="0.265cm" svg:height="0.265cm" draw:z-index="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990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6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4" text:anchor-type="as-char" svg:width="0.265cm" svg:height="0.265cm" draw:z-index="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4405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5" text:anchor-type="as-char" svg:width="0.265cm" svg:height="0.265cm" draw:z-index="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720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2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6" text:anchor-type="as-char" svg:width="0.265cm" svg:height="0.265cm" draw:z-index="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549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7" text:anchor-type="as-char" svg:width="0.265cm" svg:height="0.265cm" draw:z-index="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507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22/10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8" text:anchor-type="as-char" svg:width="0.265cm" svg:height="0.265cm" draw:z-index="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719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9" text:anchor-type="as-char" svg:width="0.265cm" svg:height="0.265cm" draw:z-index="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448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7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0" text:anchor-type="as-char" svg:width="0.265cm" svg:height="0.265cm" draw:z-index="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685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4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1" text:anchor-type="as-char" svg:width="0.265cm" svg:height="0.265cm" draw:z-index="1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761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2" text:anchor-type="as-char" svg:width="0.265cm" svg:height="0.265cm" draw:z-index="1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7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638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5/09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3" text:anchor-type="as-char" svg:width="0.265cm" svg:height="0.265cm" draw:z-index="1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6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601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4" text:anchor-type="as-char" svg:width="0.265cm" svg:height="0.265cm" draw:z-index="1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5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989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5" text:anchor-type="as-char" svg:width="0.265cm" svg:height="0.265cm" draw:z-index="1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4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447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6" text:anchor-type="as-char" svg:width="0.265cm" svg:height="0.265cm" draw:z-index="1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3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3089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7" text:anchor-type="as-char" svg:width="0.265cm" svg:height="0.265cm" draw:z-index="1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2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506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8" text:anchor-type="as-char" svg:width="0.265cm" svg:height="0.265cm" draw:z-index="1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1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4394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9" text:anchor-type="as-char" svg:width="0.265cm" svg:height="0.265cm" draw:z-index="1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723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0" text:anchor-type="as-char" svg:width="0.265cm" svg:height="0.265cm" draw:z-index="1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4407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1" text:anchor-type="as-char" svg:width="0.265cm" svg:height="0.265cm" draw:z-index="2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995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2" text:anchor-type="as-char" svg:width="0.265cm" svg:height="0.265cm" draw:z-index="2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3037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3" text:anchor-type="as-char" svg:width="0.265cm" svg:height="0.265cm" draw:z-index="2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ext:soft-page-break/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3036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4" text:anchor-type="as-char" svg:width="0.265cm" svg:height="0.265cm" draw:z-index="2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4406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5" text:anchor-type="as-char" svg:width="0.265cm" svg:height="0.265cm" draw:z-index="2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268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6" text:anchor-type="as-char" svg:width="0.265cm" svg:height="0.265cm" draw:z-index="2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742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7" text:anchor-type="as-char" svg:width="0.265cm" svg:height="0.265cm" draw:z-index="2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1953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8" text:anchor-type="as-char" svg:width="0.265cm" svg:height="0.265cm" draw:z-index="2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1954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9" text:anchor-type="as-char" svg:width="0.265cm" svg:height="0.265cm" draw:z-index="2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786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0" text:anchor-type="as-char" svg:width="0.265cm" svg:height="0.265cm" draw:z-index="2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72433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1" text:anchor-type="as-char" svg:width="0.265cm" svg:height="0.265cm" draw:z-index="3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32">
          <table:table-cell table:style-name="Tabla1.A1" table:number-columns-spanned="10" office:value-type="string">
            <text:p text:style-name="P3"><text:span text:style-name="Strong_20_Emphasis"><text:span text:style-name="T5">TOTAL DEUDA PERIODOS  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3"><text:span text:style-name="Strong_20_Emphasis"><text:span text:style-name="T5">6588.50</text:span></text:span></text:p>
          </table:table-cell>
          <table:table-cell table:style-name="Tabla1.A1" office:value-type="string">
            <text:p text:style-name="P2"><text:span text:style-name="Strong_20_Emphasis"><text:span text:style-name="T4"> </text:span></text:span></text:p>
          </table:table-cell>
          <table:table-cell table:style-name="Tabla1.A1" office:value-type="string">
            <text:p text:style-name="P2"><text:span text:style-name="Strong_20_Emphasis"><text:span text:style-name="T4"> </text:span></text:span></text:p>
          </table:table-cell>
        </table:table-row>
        <table:table-row table:style-name="Tabla1.32">
          <table:table-cell table:style-name="Tabla1.A1" table:number-columns-spanned="10" office:value-type="string">
            <text:p text:style-name="P3"><text:span text:style-name="Strong_20_Emphasis"><text:span text:style-name="T6">TOTAL DEUDA   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3"><text:span text:style-name="Strong_20_Emphasis"><text:span text:style-name="T6">6588.50</text:span></text:span></text:p>
          </table:table-cell>
          <table:table-cell table:style-name="Tabla1.A1" office:value-type="string">
            <text:p text:style-name="P2"><text:span text:style-name="Strong_20_Emphasis"><text:span text:style-name="T4"> </text:span></text:span></text:p>
          </table:table-cell>
          <table:table-cell table:style-name="Tabla1.A1" office:value-type="string">
            <text:p text:style-name="P2"><text:span text:style-name="Strong_20_Emphasis"><text:span text:style-name="T4"> 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cb mscb</meta:initial-creator>
    <meta:creation-date>2017-12-04T10:43:22.10</meta:creation-date>
    <meta:document-statistic meta:table-count="1" meta:image-count="31" meta:object-count="0" meta:page-count="2" meta:paragraph-count="381" meta:word-count="403" meta:character-count="2657"/>
    <dc:date>2017-12-04T10:52:25.18</dc:date>
    <dc:creator>mscb mscb</dc:creator>
    <meta:editing-duration>PT9M3S</meta:editing-duration>
    <meta:editing-cycles>1</meta:editing-cycles>
    <meta:generator>OpenOffice/4.0.0$Win32 OpenOffice.org_project/400m3$Build-9702</meta:generator>
  </office:meta>
</office:document-meta>
</file>